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348c" officeooo:paragraph-rsid="00082845"/>
    </style:style>
    <style:style style:name="P2" style:family="paragraph" style:parent-style-name="Standard">
      <style:paragraph-properties fo:text-align="start" style:justify-single-word="false"/>
      <style:text-properties officeooo:rsid="000e4e5b" officeooo:paragraph-rsid="00082845"/>
    </style:style>
    <style:style style:name="P3" style:family="paragraph" style:parent-style-name="Standard">
      <style:paragraph-properties fo:text-align="center" style:justify-single-word="false"/>
      <style:text-properties officeooo:rsid="000e4e5b" officeooo:paragraph-rsid="00082845"/>
    </style:style>
    <style:style style:name="P4" style:family="paragraph" style:parent-style-name="Standard">
      <style:paragraph-properties fo:text-align="center" style:justify-single-word="false"/>
      <style:text-properties fo:font-size="36pt" officeooo:rsid="000e4e5b" officeooo:paragraph-rsid="00082845" style:font-size-asian="36pt" style:font-size-complex="36pt"/>
    </style:style>
    <style:style style:name="P5" style:family="paragraph" style:parent-style-name="Standard">
      <style:paragraph-properties fo:text-align="start" style:justify-single-word="false"/>
      <style:text-properties fo:font-size="18pt" officeooo:rsid="000e4e5b" officeooo:paragraph-rsid="00082845" style:font-size-asian="18pt" style:font-size-complex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8pt" officeooo:rsid="00082845" style:font-size-asian="48pt" style:font-size-complex="4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pan text:style-name="T2"/></text:p>
      <text:p text:style-name="P3"><text:span text:style-name="T1">Chapitre 2 </text:span></text:p>
      <text:p text:style-name="P4"/>
      <text:p text:style-name="P4">Etude fonctionnelle</text:p>
      <text:p text:style-name="P2"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><text:soft-page-break/>1. Analyse des besoin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. Architecture fonctionnell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3. 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08:40.610026065</meta:creation-date>
    <dc:date>2018-03-27T10:19:12.372875792</dc:date>
    <meta:editing-duration>P0D</meta:editing-duration>
    <meta:editing-cycles>1</meta:editing-cycles>
    <meta:document-statistic meta:table-count="0" meta:image-count="0" meta:object-count="0" meta:page-count="4" meta:paragraph-count="6" meta:word-count="13" meta:character-count="96" meta:non-whitespace-character-count="85"/>
    <meta:generator>LibreOffice/5.1.6.2$Linux_X86_64 LibreOffice_project/10m0$Build-2</meta:generator>
  </office:meta>
</office:document-meta>
</file>